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E008750654.png" manifest:media-type="image/png"/>
  <manifest:file-entry manifest:full-path="Pictures/10000000000001E0000001E047A76A40.png" manifest:media-type="image/png"/>
  <manifest:file-entry manifest:full-path="Pictures/10000000000001E0000001E035BCEA91.png" manifest:media-type="image/png"/>
  <manifest:file-entry manifest:full-path="Pictures/10000000000001E0000001E083457A9B.png" manifest:media-type="image/png"/>
  <manifest:file-entry manifest:full-path="Pictures/10000000000001E0000001E0D08A97F0.png" manifest:media-type="image/png"/>
  <manifest:file-entry manifest:full-path="Pictures/20000002000001CE0000015A25E65A67.eps" manifest:media-type=""/>
  <manifest:file-entry manifest:full-path="Pictures/20000002000001CE0000015A6C6047B8.eps" manifest:media-type=""/>
  <manifest:file-entry manifest:full-path="Pictures/10000000000001E0000001E0CD8549A0.png" manifest:media-type="image/png"/>
  <manifest:file-entry manifest:full-path="Pictures/10000000000001E0000001E0AF7DD50C.png" manifest:media-type="image/png"/>
  <manifest:file-entry manifest:full-path="Pictures/10000000000001E0000001E033AAE2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09cm, 0.894cm, 1.99cm, 0.505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09cm, 1.994cm, 2.49cm, 2.30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609cm, 1.894cm, 2.79cm, 1.705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09cm, 1.894cm, 1.99cm, 1.80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09cm, 3.394cm, 3.29cm, 3.205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22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cm, 2.299cm, 2.499cm, 2.9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9cm, 2.299cm, 2.2cm, 1.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09cm, 1.094cm, 2.39cm, 2.505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08080" style:font-name="DejaVu Sans Condensed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99cm" svg:height="9.099cm" svg:x="30cm" svg:y="24.6cm">
          <draw:image xlink:href="Pictures/10000000000001E0000001E033AAE2E5.png" xlink:type="simple" xlink:show="embed" xlink:actuate="onLoad">
            <text:p/>
          </draw:image>
        </draw:frame>
        <draw:frame draw:style-name="gr2" draw:text-style-name="P2" draw:layer="layout" svg:width="22cm" svg:height="16cm" svg:x="1cm" svg:y="1cm">
          <draw:image xlink:href="Pictures/20000002000001CE0000015A6C6047B8.eps" xlink:type="simple" xlink:show="embed" xlink:actuate="onLoad">
            <text:p/>
          </draw:image>
        </draw:frame>
        <draw:frame draw:style-name="gr2" draw:text-style-name="P2" draw:layer="layout" svg:width="22cm" svg:height="16cm" svg:x="1cm" svg:y="18cm">
          <draw:image xlink:href="Pictures/20000002000001CE0000015A25E65A67.eps" xlink:type="simple" xlink:show="embed" xlink:actuate="onLoad">
            <text:p/>
          </draw:image>
        </draw:frame>
        <draw:frame draw:style-name="gr3" draw:text-style-name="P1" draw:layer="layout" svg:width="8.399cm" svg:height="7.299cm" svg:x="22.601cm" svg:y="1.301cm">
          <draw:image xlink:href="Pictures/10000000000001E0000001E0AF7DD50C.png" xlink:type="simple" xlink:show="embed" xlink:actuate="onLoad">
            <text:p/>
          </draw:image>
        </draw:frame>
        <draw:frame draw:style-name="gr4" draw:text-style-name="P1" draw:layer="layout" svg:width="9.099cm" svg:height="7.299cm" svg:x="30.9cm" svg:y="1.101cm">
          <draw:image xlink:href="Pictures/10000000000001E0000001E0D08A97F0.png" xlink:type="simple" xlink:show="embed" xlink:actuate="onLoad">
            <text:p/>
          </draw:image>
        </draw:frame>
        <draw:frame draw:style-name="gr5" draw:text-style-name="P1" draw:layer="layout" svg:width="8.999cm" svg:height="8.799cm" svg:x="31.8cm" svg:y="7.6cm">
          <draw:image xlink:href="Pictures/10000000000001E0000001E035BCEA91.png" xlink:type="simple" xlink:show="embed" xlink:actuate="onLoad">
            <text:p/>
          </draw:image>
        </draw:frame>
        <draw:frame draw:style-name="gr6" draw:text-style-name="P1" draw:layer="layout" svg:width="7.8cm" svg:height="7.8cm" svg:x="24.3cm" svg:y="8.6cm">
          <draw:image xlink:href="Pictures/10000000000001E0000001E083457A9B.png" xlink:type="simple" xlink:show="embed" xlink:actuate="onLoad">
            <text:p/>
          </draw:image>
        </draw:frame>
        <draw:frame draw:style-name="gr7" draw:text-style-name="P3" draw:layer="layout" svg:width="3.5cm" svg:height="2.474cm" svg:x="21.7cm" svg:y="14.83cm">
          <draw:text-box>
            <text:p text:style-name="P1"><text:span text:style-name="T1">(a)</text:span></text:p>
          </draw:text-box>
        </draw:frame>
        <draw:frame draw:style-name="gr8" draw:text-style-name="P1" draw:layer="layout" svg:width="7.499cm" svg:height="6.799cm" svg:x="23.901cm" svg:y="17.401cm">
          <draw:image xlink:href="Pictures/10000000000001E0000001E047A76A40.png" xlink:type="simple" xlink:show="embed" xlink:actuate="onLoad">
            <text:p/>
          </draw:image>
        </draw:frame>
        <draw:frame draw:style-name="gr9" draw:text-style-name="P1" draw:layer="layout" svg:width="8.699cm" svg:height="7.699cm" svg:x="30.501cm" svg:y="17.201cm">
          <draw:image xlink:href="Pictures/10000000000001E0000001E0CD8549A0.png" xlink:type="simple" xlink:show="embed" xlink:actuate="onLoad">
            <text:p/>
          </draw:image>
        </draw:frame>
        <draw:frame draw:style-name="gr10" draw:text-style-name="P1" draw:layer="layout" svg:width="9.099cm" svg:height="7.799cm" svg:x="21.501cm" svg:y="24.001cm">
          <draw:image xlink:href="Pictures/10000000000001E0000001E008750654.png" xlink:type="simple" xlink:show="embed" xlink:actuate="onLoad">
            <text:p/>
          </draw:image>
        </draw:frame>
        <draw:frame draw:style-name="gr7" draw:text-style-name="P3" draw:layer="layout" svg:width="3.5cm" svg:height="2.474cm" svg:x="21.8cm" svg:y="31.23cm">
          <draw:text-box>
            <text:p text:style-name="P1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9:43:12.762741186</meta:creation-date>
    <dc:date>2018-05-15T17:20:57.534023236</dc:date>
    <meta:editing-duration>PT22M42S</meta:editing-duration>
    <meta:editing-cycles>5</meta:editing-cycles>
    <meta:generator>LibreOffice/4.4.6.3$Linux_X86_64 LibreOffice_project/40m0$Build-3</meta:generator>
    <meta:document-statistic meta:object-count="12"/>
  </office:meta>
</office:document-meta>
</file>